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none" style:font-name-asian="Monospace" style:font-size-asian="8pt" style:font-name-complex="Monospace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none" officeooo:paragraph-rsid="001a976e" style:font-name-asian="Monospace" style:font-size-asian="8pt" style:font-name-complex="Monospace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text-underline-style="none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text-underline-style="none" officeooo:paragraph-rsid="001a976e" style:font-name-asian="Monospace" style:font-size-asian="8pt" style:font-name-complex="Monospace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officeooo:paragraph-rsid="001a976e" style:font-name-asian="Monospace" style:font-size-asian="8pt" style:font-name-complex="Monospace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text-underline-style="none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text-underline-style="none" officeooo:paragraph-rsid="001a976e" style:font-name-asian="Monospace" style:font-size-asian="8pt" style:font-name-complex="Monospace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text-underline-style="none" fo:font-weight="bold" officeooo:paragraph-rsid="001a976e" style:font-name-asian="Monospace" style:font-size-asian="8pt" style:font-weight-asian="bold" style:font-name-complex="Monospace" style:font-size-complex="8pt" style:font-weight-complex="bold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8pt" style:text-underline-style="none" style:font-name-asian="Monospace" style:font-size-asian="8pt" style:font-name-complex="Monospace" style:font-size-complex="8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none" style:font-name-asian="Monospace" style:font-size-asian="8pt" style:font-name-complex="Monospace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none" officeooo:paragraph-rsid="001b919c" style:font-name-asian="Monospace" style:font-size-asian="8pt" style:font-name-complex="Monospace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2a00ff"/>
    </style:style>
    <style:style style:name="T5" style:family="text">
      <style:text-properties fo:color="#3f7f5f"/>
    </style:style>
    <style:style style:name="T6" style:family="text">
      <style:text-properties fo:color="#3f7f5f" officeooo:rsid="001b919c"/>
    </style:style>
    <style:style style:name="T7" style:family="text">
      <style:text-properties fo:color="#3f7f5f" style:font-name="Monospace" fo:font-size="8pt" style:font-name-asian="Monospace" style:font-size-asian="8pt" style:font-name-complex="Monospace" style:font-size-complex="8pt"/>
    </style:style>
    <style:style style:name="T8" style:family="text">
      <style:text-properties fo:color="#3f7f5f" style:font-name="Monospace" fo:font-size="8pt" fo:font-weight="bold" style:font-name-asian="Monospace" style:font-size-asian="8pt" style:font-weight-asian="bold" style:font-name-complex="Monospace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5">// <text:s/>************** <text:s text:c="2"/></text:span><text:span text:style-name="T6">LEER LA CLAVE PRIVADA <text:s/>**************************</text:span></text:p>
      <text:p text:style-name="P1"><text:span text:style-name="T5">// </text:span><text:span text:style-name="T5">Obtener</text:span><text:span text:style-name="T5"> </text:span><text:span text:style-name="T5">la</text:span><text:span text:style-name="T5"> </text:span><text:span text:style-name="T5">clave</text:span><text:span text:style-name="T5"> </text:span><text:span text:style-name="T5">privada</text:span><text:span text:style-name="T5"> </text:span><text:span text:style-name="T5">del</text:span><text:span text:style-name="T5"> </text:span><text:span text:style-name="T5">keystore</text:span></text:p>
      <text:p text:style-name="P11"/>
      <text:p text:style-name="P1"><text:span text:style-name="T5">// IMPORTANTE: No </text:span><text:span text:style-name="T5">olvidar</text:span><text:span text:style-name="T5"> </text:span><text:span text:style-name="T5">incluir</text:span><text:span text:style-name="T5"> </text:span><text:span text:style-name="T5">en</text:span><text:span text:style-name="T5"> </text:span><text:span text:style-name="T5">la</text:span><text:span text:style-name="T5"> </text:span><text:span text:style-name="T5">cabecera</text:span><text:span text:style-name="T5"> el import<text:tab/>"import java.security.*;"</text:span></text:p>
      <text:p text:style-name="P4"><text:tab/><text:tab/><text:tab/></text:p>
      <text:p text:style-name="P8"/>
      <text:p text:style-name="P2"><text:span text:style-name="T3">char</text:span><text:span text:style-name="T1">[] <text:s/></text:span><text:span text:style-name="T1">key_password</text:span><text:span text:style-name="T1"> = </text:span><text:span text:style-name="T4">"111111"</text:span><text:span text:style-name="T1">.toCharArray();</text:span></text:p>
      <text:p text:style-name="P4"><text:tab/></text:p>
      <text:p text:style-name="P4">KeyStore.PrivateKeyEntry pkEntry = (KeyStore.PrivateKeyEntry)</text:p>
      <text:p text:style-name="P1"><text:span text:style-name="T1"><text:s text:c="4"/>ks.getEntry(</text:span><text:span text:style-name="T4">"privateKeyAlias"</text:span><text:span text:style-name="T1">, </text:span><text:span text:style-name="T3">new </text:span><text:span text:style-name="T1">KeyStore.PasswordProtection(key_password));</text:span></text:p>
      <text:p text:style-name="P3"><text:s text:c="4"/></text:p>
      <text:p text:style-name="P3">PrivateKey myPrivateKey = pkEntry.getPrivateKey();</text:p>
      <text:p text:style-name="P3"/>
      <text:p text:style-name="P3"/>
      <text:p text:style-name="P14"><text:span text:style-name="T5">// <text:s/>************** <text:s text:c="2"/></text:span><text:span text:style-name="T6">LEER LA CLAVE SECRETA <text:s/>**************************</text:span></text:p>
      <text:p text:style-name="P10"><text:span text:style-name="T8"/></text:p>
      <text:p text:style-name="P10"><text:span text:style-name="T3">char</text:span>[] <text:s/>key_password = <text:span text:style-name="T4">"111111"</text:span>.toCharArray();</text:p>
      <text:p text:style-name="P9"><text:tab/><text:tab/></text:p>
      <text:p text:style-name="P9">KeyStore.SecretKeyEntry pkEntry = (KeyStore.SecretKeyEntry)</text:p>
      <text:p text:style-name="P12"><text:span text:style-name="T1"><text:tab/> <text:s text:c="7"/>ks.getEntry(</text:span><text:span text:style-name="T4">"k_registrador"</text:span><text:span text:style-name="T1">, </text:span><text:span text:style-name="T3">new</text:span><text:span text:style-name="T1"> KeyStore.PasswordProtection(key_password));</text:span></text:p>
      <text:p text:style-name="P9"><text:tab/> <text:s text:c="7"/></text:p>
      <text:p text:style-name="P12"><text:span text:style-name="T3">byte</text:span><text:span text:style-name="T1">[] <text:s/>kreg_raw = pkEntry.getSecretKey().getEncoded();</text:span></text:p>
      <text:p text:style-name="P12"><text:span text:style-name="T1">SecretKeySpec </text:span><text:span text:style-name="T2">kreg</text:span><text:span text:style-name="T1"> = </text:span><text:span text:style-name="T3">new</text:span><text:span text:style-name="T1"> SecretKeySpec(kreg_raw, </text:span><text:span text:style-name="T4">"AES"</text:span><text:span text:style-name="T1">); 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8T19:20:39</meta:creation-date>
    <dc:date>2013-04-17T17:21:04</dc:date>
    <meta:editing-duration>PT00H02M27S</meta:editing-duration>
    <meta:editing-cycles>1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69" meta:character-count="824"/>
  </office:meta>
</office:document-meta>
</file>